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text-properties style:font-name="Google Sans" fo:font-size="12pt" style:font-name-asian="Google Sans1" style:font-size-asian="12pt" style:font-name-complex="Google Sans1" style:font-size-complex="12pt"/>
    </style:style>
    <style:style style:name="P3" style:family="paragraph" style:parent-style-name="Standard">
      <style:text-properties style:font-name="Google Sans" fo:font-size="12pt" fo:font-weight="bold" style:font-name-asian="Google Sans1" style:font-size-asian="12pt" style:font-weight-asian="bold" style:font-name-complex="Google Sans1" style:font-size-complex="12pt"/>
    </style:style>
    <style:style style:name="P4" style:family="paragraph" style:parent-style-name="Standard">
      <style:text-properties style:font-name="Google Sans" fo:font-size="14pt" fo:font-weight="bold" style:font-name-asian="Google Sans1" style:font-size-asian="14pt" style:font-weight-asian="bold" style:font-name-complex="Google Sans1" style:font-size-complex="14pt"/>
    </style:style>
    <style:style style:name="P5" style:family="paragraph" style:parent-style-name="Standard">
      <style:paragraph-properties fo:line-height="115%"/>
      <style:text-properties fo:color="#434343" fo:font-size="12pt" style:font-size-asian="12pt" style:font-size-complex="12pt"/>
    </style:style>
    <style:style style:name="P6"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2" fo:widows="2" fo:text-indent="0in" style:auto-text-indent="false" style:page-number="1" fo:break-before="auto" fo:break-after="auto" fo:padding="0in" fo:border="none" fo:keep-with-next="auto"/>
    </style:style>
    <style:style style:name="P7" style:family="paragraph" style:parent-style-name="Standard">
      <style:paragraph-properties fo:margin-left="0in" fo:margin-right="0in" fo:margin-top="0.0555in" fo:margin-bottom="0in" loext:contextual-spacing="false" fo:line-height="100%" fo:text-indent="0in" style:auto-text-indent="false"/>
    </style:style>
    <style:style style:name="P8" style:family="paragraph" style:parent-style-name="Standard">
      <style:paragraph-properties fo:margin-left="0in" fo:margin-right="0in" fo:margin-top="0.139in" fo:margin-bottom="0.0555in" loext:contextual-spacing="false" fo:line-height="100%" fo:text-indent="0in" style:auto-text-indent="false"/>
    </style:style>
    <style:style style:name="P9" style:family="paragraph" style:parent-style-name="Standard">
      <style:paragraph-properties fo:margin-left="0in" fo:margin-right="0in" fo:text-indent="0in" style:auto-text-indent="false"/>
      <style:text-properties style:font-name="Google Sans" fo:font-size="12pt" style:font-name-asian="Google Sans1" style:font-size-asian="12pt" style:font-name-complex="Google Sans1" style:font-size-complex="12pt"/>
    </style:style>
    <style:style style:name="P10" style:family="paragraph" style:parent-style-name="Standard">
      <style:paragraph-properties fo:margin-left="0.25in" fo:margin-right="0in" fo:margin-top="0.0417in" fo:margin-bottom="0in" loext:contextual-spacing="false" fo:line-height="100%" fo:text-indent="0in" style:auto-text-indent="false"/>
    </style:style>
    <style:style style:name="P11" style:family="paragraph" style:parent-style-name="Standard">
      <style:paragraph-properties fo:margin-top="0in" fo:margin-bottom="0.139in" loext:contextual-spacing="false" fo:line-height="115%"/>
    </style:style>
    <style:style style:name="P12" style:family="paragraph" style:parent-style-name="Standard">
      <style:paragraph-properties fo:margin-top="0in" fo:margin-bottom="0.139in" loext:contextual-spacing="false" fo:line-height="150%"/>
      <style:text-properties fo:font-size="12pt" style:font-size-asian="12pt" style:font-size-complex="12pt"/>
    </style:style>
    <style:style style:name="P13" style:family="paragraph" style:parent-style-name="Standard">
      <style:paragraph-properties fo:margin-top="0.1665in" fo:margin-bottom="0.1665in" loext:contextual-spacing="false" fo:line-height="150%"/>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paragraph-properties fo:margin-left="1in" fo:margin-right="0in" fo:text-indent="0in" style:auto-text-indent="false"/>
    </style:style>
    <style:style style:name="P17" style:family="paragraph" style:parent-style-name="Standard">
      <style:paragraph-properties fo:margin-left="1in" fo:margin-right="0in" fo:text-indent="0in" style:auto-text-indent="false"/>
      <style:text-properties style:font-name="Google Sans" fo:font-size="12pt" style:font-name-asian="Google Sans1" style:font-size-asian="12pt" style:font-name-complex="Google Sans1" style:font-size-complex="12pt"/>
    </style:style>
    <style:style style:name="P18" style:family="paragraph" style:parent-style-name="Standard">
      <style:paragraph-properties fo:margin-left="1in" fo:margin-right="0in" fo:text-indent="0in" style:auto-text-indent="false"/>
      <style:text-properties style:font-name="Courier New" fo:font-size="12pt" style:font-name-asian="Courier New1" style:font-size-asian="12pt" style:font-name-complex="Courier New1" style:font-size-complex="12pt"/>
    </style:style>
    <style:style style:name="P19" style:family="paragraph" style:parent-style-name="Standard">
      <style:paragraph-properties fo:margin-left="1.5in" fo:margin-right="0in" fo:text-indent="0in" style:auto-text-indent="false"/>
    </style:style>
    <style:style style:name="P20" style:family="paragraph" style:parent-style-name="Standard">
      <style:paragraph-properties fo:margin-left="1.5in" fo:margin-right="0in" fo:text-indent="0in" style:auto-text-indent="false"/>
      <style:text-properties style:font-name="Courier New" fo:font-size="12pt" style:font-name-asian="Courier New1" style:font-size-asian="12pt" style:font-name-complex="Courier New1" style:font-size-complex="12pt"/>
    </style:style>
    <style:style style:name="P21" style:family="paragraph" style:parent-style-name="Standard">
      <style:paragraph-properties fo:margin-left="1.5in" fo:margin-right="0in" fo:text-indent="0in" style:auto-text-indent="false"/>
      <style:text-properties style:font-name="Google Sans" fo:font-size="12pt" style:font-name-asian="Google Sans1" style:font-size-asian="12pt" style:font-name-complex="Google Sans1" style:font-size-complex="12pt"/>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style:font-name="Courier New" fo:font-size="12pt" style:font-name-asian="Courier New1" style:font-size-asian="12pt" style:font-name-complex="Courier New1" style:font-size-complex="12pt"/>
    </style:style>
    <style:style style:name="P24" style:family="paragraph" style:parent-style-name="Standard">
      <style:paragraph-properties fo:margin-left="0.5in" fo:margin-right="0in" fo:margin-top="0in" fo:margin-bottom="0.139in" loext:contextual-spacing="false" fo:line-height="150%" fo:text-indent="0in" style:auto-text-indent="false"/>
    </style:style>
    <style:style style:name="P25" style:family="paragraph" style:parent-style-name="Standard">
      <style:paragraph-properties fo:margin-left="0.5in" fo:margin-right="0in" fo:margin-top="0in" fo:margin-bottom="0.139in" loext:contextual-spacing="false" fo:line-height="115%" fo:text-indent="0in" style:auto-text-indent="false"/>
    </style:style>
    <style:style style:name="P26" style:family="paragraph" style:parent-style-name="Standard">
      <style:paragraph-properties fo:margin-left="0in" fo:margin-right="0in" fo:text-indent="0.5in" style:auto-text-indent="false"/>
    </style:style>
    <style:style style:name="P27" style:family="paragraph" style:parent-style-name="Standard">
      <style:paragraph-properties fo:margin-left="1.0626in" fo:margin-right="0in" fo:text-indent="0in" style:auto-text-indent="false"/>
      <style:text-properties style:font-name="Google Sans" fo:font-size="12pt" style:font-name-asian="Google Sans1" style:font-size-asian="12pt" style:font-name-complex="Google Sans1" style:font-size-complex="12pt"/>
    </style:style>
    <style:style style:name="P28" style:family="paragraph" style:parent-style-name="Standard">
      <style:paragraph-properties fo:margin-top="0in" fo:margin-bottom="0in" loext:contextual-spacing="false" fo:line-height="115%"/>
    </style:style>
    <style:style style:name="P29" style:family="paragraph" style:parent-style-name="Standard">
      <style:paragraph-properties fo:margin-top="0in" fo:margin-bottom="0in" loext:contextual-spacing="false" fo:line-height="115%"/>
      <style:text-properties style:font-name="Google Sans" fo:font-size="12pt" style:font-name-asian="Google Sans1" style:font-size-asian="12pt" style:font-name-complex="Google Sans1" style:font-size-complex="12pt"/>
    </style:style>
    <style:style style:name="P30" style:family="paragraph" style:parent-style-name="Standard">
      <style:paragraph-properties fo:margin-left="0in" fo:margin-right="0in" fo:margin-top="0in" fo:margin-bottom="0in" loext:contextual-spacing="false" fo:line-height="115%" fo:text-indent="0.5in" style:auto-text-indent="false"/>
    </style:style>
    <style:style style:name="P31" style:family="paragraph" style:parent-style-name="Standard">
      <style:paragraph-properties fo:margin-left="0in" fo:margin-right="0in" fo:margin-top="0in" fo:margin-bottom="0in" loext:contextual-spacing="false" fo:line-height="115%" fo:text-indent="0.5in" style:auto-text-indent="false"/>
      <style:text-properties style:font-name="Google Sans" fo:font-size="12pt" style:font-name-asian="Google Sans1" style:font-size-asian="12pt" style:font-name-complex="Google Sans1" style:font-size-complex="12pt"/>
    </style:style>
    <style:style style:name="P32" style:family="paragraph" style:parent-style-name="Heading_20_1">
      <style:paragraph-properties fo:margin-top="0.278in" fo:margin-bottom="0.139in" loext:contextual-spacing="false" fo:line-height="115%"/>
    </style:style>
    <style:style style:name="P33" style:family="paragraph" style:parent-style-name="Heading_20_1">
      <style:paragraph-properties fo:margin-top="0.1665in" fo:margin-bottom="0.1665in" loext:contextual-spacing="false" fo:line-height="150%"/>
    </style:style>
    <style:style style:name="P34" style:family="paragraph" style:parent-style-name="Heading_20_2">
      <style:paragraph-properties fo:margin-top="0.1665in" fo:margin-bottom="0.1665in" loext:contextual-spacing="false" fo:line-height="150%"/>
    </style:style>
    <style:style style:name="P35" style:family="paragraph">
      <loext:graphic-properties draw:fill="solid" draw:fill-color="#a0a0a0"/>
      <style:paragraph-properties fo:text-align="center"/>
    </style:style>
    <style:style style:name="T1" style:family="text">
      <style:text-properties style:font-name="Google Sans" fo:font-weight="bold" style:font-name-asian="Google Sans1" style:font-weight-asian="bold" style:font-name-complex="Google Sans1"/>
    </style:style>
    <style:style style:name="T2" style:family="text">
      <style:text-properties style:font-name="Google Sans" fo:font-size="12pt" style:font-name-asian="Google Sans1" style:font-size-asian="12pt" style:font-name-complex="Google Sans1" style:font-size-complex="12pt"/>
    </style:style>
    <style:style style:name="T3" style:family="text">
      <style:text-properties style:font-name="Google Sans" fo:font-size="12pt" fo:font-weight="bold" style:font-name-asian="Google Sans1" style:font-size-asian="12pt" style:font-weight-asian="bold" style:font-name-complex="Google Sans1" style:font-size-complex="12pt"/>
    </style:style>
    <style:style style:name="T4" style:family="text">
      <style:text-properties style:font-name="Google Sans" fo:font-size="12pt" style:text-underline-style="solid" style:text-underline-width="auto" style:text-underline-color="font-color" style:font-name-asian="Google Sans1" style:font-size-asian="12pt" style:font-name-complex="Google Sans1" style:font-size-complex="12pt"/>
    </style:style>
    <style:style style:name="T5" style:family="text">
      <style:text-properties style:font-name="Google Sans" fo:font-size="13pt" fo:font-weight="bold" style:font-name-asian="Google Sans1" style:font-size-asian="13pt" style:font-weight-asian="bold" style:font-name-complex="Google Sans1" style:font-size-complex="13pt"/>
    </style:style>
    <style:style style:name="T6" style:family="text">
      <style:text-properties style:font-name="Google Sans" fo:font-size="36pt" style:font-name-asian="Google Sans1" style:font-size-asian="36pt" style:font-name-complex="Google Sans1" style:font-size-complex="36pt"/>
    </style:style>
    <style:style style:name="T7" style:family="text">
      <style:text-properties fo:font-variant="normal" fo:text-transform="none" fo:color="#4285f4" style:text-line-through-style="none" style:text-line-through-type="none" style:text-position="0% 100%" style:font-name="Google Sans" fo:font-size="12pt" fo:font-style="normal" style:text-underline-style="solid" style:text-underline-width="auto" style:text-underline-color="font-color" fo:font-weight="normal" style:font-name-asian="Google Sans1" style:font-size-asian="12pt" style:font-style-asian="normal" style:font-weight-asian="normal" style:font-name-complex="Google Sans1" style:font-size-complex="12pt"/>
    </style:style>
    <style:style style:name="T8" style:family="text">
      <style:text-properties fo:color="#4285f4" style:font-name="Google Sans" fo:font-size="30pt" style:font-name-asian="Google Sans1" style:font-size-asian="30pt" style:font-name-complex="Google Sans1" style:font-size-complex="30pt"/>
    </style:style>
    <style:style style:name="T9" style:family="text">
      <style:text-properties fo:color="#4285f4" style:font-name="Google Sans" style:font-name-asian="Google Sans1" style:font-name-complex="Google Sans1"/>
    </style:style>
    <style:style style:name="T10" style:family="text">
      <style:text-properties fo:color="#4285f4" style:font-name="Google Sans" fo:font-size="20pt" style:font-name-asian="Google Sans1" style:font-size-asian="20pt" style:font-name-complex="Google Sans1" style:font-size-complex="20pt"/>
    </style:style>
    <style:style style:name="T11" style:family="text">
      <style:text-properties fo:color="#4285f4" style:font-name="Courier New" fo:font-size="12pt" style:font-name-asian="Courier New1" style:font-size-asian="12pt" style:font-name-complex="Courier New1" style:font-size-complex="12pt"/>
    </style:style>
    <style:style style:name="T12" style:family="text">
      <style:text-properties style:font-name="Courier New" fo:font-size="12pt" style:font-name-asian="Courier New1" style:font-size-asian="12pt" style:font-name-complex="Courier New1" style:font-size-complex="12pt"/>
    </style:style>
    <style:style style:name="T13" style:family="text">
      <style:text-properties style:font-name="Courier New" fo:font-size="12pt" fo:font-weight="bold" style:font-name-asian="Courier New1" style:font-size-asian="12pt" style:font-weight-asian="bold" style:font-name-complex="Courier New1" style:font-size-complex="12pt"/>
    </style:style>
    <style:style style:name="T14" style:family="text">
      <style:text-properties style:font-name="Courier New" fo:font-size="13pt" fo:font-weight="bold" style:font-name-asian="Courier New1" style:font-size-asian="13pt" style:font-weight-asian="bold" style:font-name-complex="Courier New1" style:font-size-complex="13pt"/>
    </style:style>
    <style:style style:name="T15" style:family="text">
      <style:text-properties style:font-name="Courier New" fo:font-size="14pt" fo:font-weight="bold" style:font-name-asian="Courier New1" style:font-size-asian="14pt" style:font-weight-asian="bold" style:font-name-complex="Courier New1" style:font-size-complex="14pt"/>
    </style:style>
    <style:style style:name="T16" style:family="text">
      <style:text-properties fo:font-size="12pt" style:font-size-asian="12pt" style:font-size-complex="12pt"/>
    </style:style>
    <style:style style:name="T17" style:family="text">
      <style:text-properties fo:color="#666666" style:font-name="Google Sans" fo:font-size="20pt" style:font-name-asian="Google Sans1" style:font-size-asian="20pt" style:font-name-complex="Google Sans1" style:font-size-complex="20pt"/>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ection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sq6n8uipo9a1" text:style-name="Index_20_Link" text:visited-style-name="Index_20_Link"><text:span text:style-name="T7">Introduction to dnsmasq</text:span></text:a></text:p>
          <text:p text:style-name="P10"><text:a xlink:type="simple" xlink:href="#_9xdvm4djtvrj" text:style-name="Index_20_Link" text:visited-style-name="Index_20_Link"><text:span text:style-name="T7">dnsmasq Configuration</text:span></text:a></text:p>
          <text:p text:style-name="P10"><text:a xlink:type="simple" xlink:href="#_kyeaido66388" text:style-name="Index_20_Link" text:visited-style-name="Index_20_Link"><text:span text:style-name="T7">Configure DHCP</text:span></text:a></text:p>
          <text:p text:style-name="P8"><text:a xlink:type="simple" xlink:href="#_qsq69dc4ktn2" text:style-name="Index_20_Link" text:visited-style-name="Index_20_Link"><text:span text:style-name="T7">dnsmasq Commands</text:span></text:a></text:p>
        </text:index-body>
      </text:table-of-content>
      <text:p text:style-name="P11"><draw:rect text:anchor-type="as-char" style:rel-width="100%" draw:z-index="0" draw:style-name="gr1" draw:text-style-name="P35" svg:width="0.0012in" svg:height="0.0213in"><text:p/></draw:rect></text:p>
      <text:p text:style-name="P32"><text:bookmark text:name="_sq6n8uipo9a1"/><text:span text:style-name="T9">Introduction to dnsmasq</text:span></text:p>
      <text:p text:style-name="P13"><text:span text:style-name="T2">Dnsmasq is a lightweight program that operates on Linux-based operating systems. It provides Domain Name System (DNS) services like caching as well as functioning as a Dynamic Host Configuration Protocol (DHCP) server. DNS services and the DHCP server can be deployed together or separately depending on your requirements.</text:span></text:p>
      <text:p text:style-name="P34"><text:bookmark text:name="_9xdvm4djtvrj"/><text:span text:style-name="T9">dnsmasq Configuration</text:span></text:p>
      <text:list xml:id="list3624318172" text:style-name="WWNum1">
        <text:list-item>
          <text:p text:style-name="P14"><text:span text:style-name="T3">Install </text:span></text:p>
        </text:list-item>
      </text:list>
      <text:p text:style-name="P16"><text:span text:style-name="T2">You can install dnsmasq from the apt repository. Open a shell and run: </text:span></text:p>
      <text:p text:style-name="P20"/>
      <text:p text:style-name="P19"><text:span text:style-name="T12">sudo apt update</text:span></text:p>
      <text:p text:style-name="P19"><text:span text:style-name="T12">sudo apt install dnsmasq</text:span></text:p>
      <text:p text:style-name="P20"/>
      <text:p text:style-name="P16"><text:span text:style-name="T2">After this step you have a simple functioning DNS server.</text:span></text:p>
      <text:p text:style-name="P17"/>
      <text:list xml:id="list112920773100828" text:continue-numbering="true" text:style-name="WWNum1">
        <text:list-item>
          <text:p text:style-name="P14"><text:span text:style-name="T3">Edit configuration file</text:span><text:span text:style-name="T2"> </text:span></text:p>
        </text:list-item>
      </text:list>
      <text:p text:style-name="P16"><text:span text:style-name="T2">By default, DNS is configured to forward all requests to your system's default DNS settings. To make any changes to the default settings you'll need to open the configuration file <text:s/>at /etc/dnsmasq.conf with a text editor. </text:span></text:p>
      <text:p text:style-name="P17"/>
      <text:p text:style-name="P16"><text:soft-page-break/><text:span text:style-name="T2">Inside the configuration file you will find well commented and explained options. You can simply remove the comments to enable many of the default configuration options.</text:span></text:p>
      <text:p text:style-name="P17"/>
      <text:list xml:id="list112921062325827" text:continue-numbering="true" text:style-name="WWNum1">
        <text:list-item>
          <text:p text:style-name="P14"><text:span text:style-name="T3">Assign a network to dnsmasq</text:span></text:p>
        </text:list-item>
      </text:list>
      <text:p text:style-name="P16"><text:span text:style-name="T2">Dnsmasq needs to be told where to look for DHCP and DNS requests. You can do so by setting the </text:span><text:span text:style-name="T12">listen-address</text:span><text:span text:style-name="T2"> option to its LAN IP addresses (remember to include </text:span><text:span text:style-name="T3">127.0.0.1</text:span><text:span text:style-name="T2">) or you can restrict the interface dnsmasq listens on using the interface option (add more lines for more than one interface). </text:span></text:p>
      <text:p text:style-name="P17"/>
      <text:p text:style-name="P16"><text:span text:style-name="T2">For example:</text:span></text:p>
      <text:p text:style-name="P19"><text:span text:style-name="T12">listen-address=::1,127.0.0.1,192.168.56.10</text:span></text:p>
      <text:p text:style-name="P19"><text:span text:style-name="T2">or,</text:span></text:p>
      <text:p text:style-name="P19"><text:span text:style-name="T12">interface=eth0</text:span></text:p>
      <text:p text:style-name="P20"/>
      <text:list xml:id="list112919807138593" text:continue-numbering="true" text:style-name="WWNum1">
        <text:list-item>
          <text:p text:style-name="P14"><text:span text:style-name="T3">Set a domain</text:span></text:p>
        </text:list-item>
      </text:list>
      <text:p text:style-name="P16"><text:span text:style-name="T2">If you want to have a domain automatically added to simple names in a hosts-file, uncomment the expand-hosts option. To set a specific domain for dnsmasq, which means DHCP clients will have fully qualified domain names as long as the set domain is matched, and sets the “</text:span><text:span text:style-name="T3">domain</text:span><text:span text:style-name="T2">” DHCP option for all clients. </text:span></text:p>
      <text:p text:style-name="P17"/>
      <text:p text:style-name="P16"><text:span text:style-name="T2">For example:</text:span></text:p>
      <text:p text:style-name="P19"><text:span text:style-name="T12">expand-hosts</text:span></text:p>
      <text:p text:style-name="P19"><text:span text:style-name="T12">domain=example.lan</text:span></text:p>
      <text:p text:style-name="P21"/>
      <text:list xml:id="list112920557589795" text:continue-numbering="true" text:style-name="WWNum1">
        <text:list-item>
          <text:p text:style-name="P14"><text:span text:style-name="T3">Test the syntax</text:span></text:p>
        </text:list-item>
      </text:list>
      <text:p text:style-name="P16"><text:span text:style-name="T2">Save the file and test the syntax for the configuration file with the following command:</text:span></text:p>
      <text:p text:style-name="P16"><text:span text:style-name="T12">dnsmasq --test</text:span></text:p>
      <text:p text:style-name="P4"/>
      <text:p text:style-name="Heading_20_2"><text:bookmark text:name="_kyeaido66388"/><text:soft-page-break/><text:span text:style-name="T9">Configure DHCP</text:span></text:p>
      <text:list xml:id="list2258623105" text:style-name="WWNum2">
        <text:list-item>
          <text:p text:style-name="P15"><text:span text:style-name="T3">Turn on the DHCP</text:span></text:p>
        </text:list-item>
      </text:list>
      <text:p text:style-name="P16"><text:span text:style-name="T2">By default, DHCP is turned off. This is a good thing, as you could bring down whatever network you are connected to if you are not careful. To enable it you must edit the /etc/dnsmasq.conf file and remove the comment on dhcp-range. Removing this comment will assign addresses to clients in the defined range. You can also define a lease time for each address. The default lease time is 12h. </text:span></text:p>
      <text:p text:style-name="P17"/>
      <text:p text:style-name="P16"><text:span text:style-name="T2">For example:</text:span></text:p>
      <text:p text:style-name="P19"><text:span text:style-name="T12">dhcp-range=192.168.0.50,192.168.0.150,12h</text:span></text:p>
      <text:p text:style-name="P16"><text:span text:style-name="T2">If you have two networks you want DHCP to manage you can simply add them sequentially. </text:span></text:p>
      <text:p text:style-name="P17"/>
      <text:p text:style-name="P16"><text:span text:style-name="T2">For example:</text:span></text:p>
      <text:p text:style-name="P19"><text:span text:style-name="T12">dhcp-range=eth0,192.168.100.100,192.168.100.199,12h</text:span></text:p>
      <text:p text:style-name="P19"><text:span text:style-name="T12">dhcp-range=eth1,192.168.200.100,192.168.200.199,12h</text:span></text:p>
      <text:p text:style-name="P20"/>
      <text:list xml:id="list112920274808478" text:continue-numbering="true" text:style-name="WWNum2">
        <text:list-item>
          <text:p text:style-name="P15"><text:span text:style-name="T3">Test new clients</text:span></text:p>
        </text:list-item>
      </text:list>
      <text:p text:style-name="P16"><text:span text:style-name="T2">Save the file and use the command:</text:span></text:p>
      <text:p text:style-name="P16"><text:span text:style-name="T12">dnsmasq restart</text:span></text:p>
      <text:p text:style-name="P18"/>
      <text:p text:style-name="P16"><text:span text:style-name="T2">Check to see if new clients are auto-configure themselves.</text:span></text:p>
      <text:p text:style-name="P4"/>
      <text:p text:style-name="P33"><text:bookmark text:name="_qsq69dc4ktn2"/><text:span text:style-name="T9">dnsmasq Commands</text:span></text:p>
      <text:p text:style-name="Standard"><text:span text:style-name="T2">When using the following commands, you can use either the short or long version. Both versions are listed here separated by a comma.</text:span></text:p>
      <text:p text:style-name="P3"/>
      <text:p text:style-name="Standard"><text:soft-page-break/><text:span text:style-name="T14">--E,--expand-hosts</text:span></text:p>
      <text:p text:style-name="Standard"><text:span text:style-name="T2">Add the domain to simple names in /etc/hosts in the same way as DHCP-derived names</text:span></text:p>
      <text:p text:style-name="P2"/>
      <text:p text:style-name="P22"><text:span text:style-name="T2">Example: You want to prepare your network to use your own domain example.com.</text:span></text:p>
      <text:p text:style-name="P9"/>
      <text:p text:style-name="Standard"><text:span text:style-name="T14">-d, --no-daemon</text:span></text:p>
      <text:p text:style-name="Standard"><text:span text:style-name="T2">Use debug mode: don’t fork to the background, don’t write a pid file, don’t change user id, generate a complete cache dump on receipt on SIGUSR1, log to stderr as well as syslog, don’t fork new processes to handle TCP queries</text:span></text:p>
      <text:p text:style-name="P2"/>
      <text:p text:style-name="Standard"><text:span text:style-name="T2"><text:tab/>Example: You need to use debug mode.</text:span></text:p>
      <text:p text:style-name="P2"/>
      <text:p text:style-name="Standard"><text:span text:style-name="T5">-q, --log-queries</text:span></text:p>
      <text:p text:style-name="Standard"><text:span text:style-name="T2">Log the results of DNS queries handled by dnsmasq</text:span></text:p>
      <text:p text:style-name="P2"/>
      <text:p text:style-name="Standard"><text:span text:style-name="T2"><text:tab/>Example: You want to log queries in debug mode.</text:span></text:p>
      <text:p text:style-name="P2"/>
      <text:p text:style-name="Standard"><text:span text:style-name="T15">-v, --version</text:span></text:p>
      <text:p text:style-name="Standard"><text:span text:style-name="T2">Prints the version number</text:span></text:p>
      <text:p text:style-name="P2"/>
      <text:p text:style-name="Standard"><text:span text:style-name="T2"><text:tab/>Example: You need to know what version of dnsmasq you are using.</text:span></text:p>
      <text:p text:style-name="P2"/>
      <text:p text:style-name="Standard"><text:span text:style-name="T15">-p ,--port=&lt;port&gt;</text:span></text:p>
      <text:p text:style-name="Standard"><text:soft-page-break/><text:span text:style-name="T2">Listen on &lt;port&gt; instead of the standard DNS port (53). Setting this to zero completely disables the DNS function, leaving only DHCP and/or TFTP.</text:span></text:p>
      <text:p text:style-name="P2"/>
      <text:p text:style-name="Standard"><text:span text:style-name="T2"><text:tab/></text:span><text:span text:style-name="T13">&lt;port&gt;</text:span></text:p>
      <text:p text:style-name="P26"><text:span text:style-name="T2">Specifies which port you want to use</text:span></text:p>
      <text:p text:style-name="P27"/>
      <text:p text:style-name="Standard"><text:span text:style-name="T2"><text:tab/>Example: You want to disable DNS so you use the argument: </text:span><text:span text:style-name="T12">–port=0</text:span></text:p>
      <text:p text:style-name="P2"/>
      <text:p text:style-name="Standard"><text:span text:style-name="T15">-i, --interface=&lt;interface name&gt;</text:span></text:p>
      <text:p text:style-name="Standard"><text:span text:style-name="T2">Listen only on the specified interface(s). Dnsmasq automatically adds the loopback (local) interface to the list of interfaces to use when the --interface option is used. </text:span></text:p>
      <text:p text:style-name="Standard"><text:span text:style-name="T2"><text:tab/></text:span></text:p>
      <text:p text:style-name="Standard"><text:span text:style-name="T2"><text:tab/></text:span><text:span text:style-name="T13">&lt;interface name&gt;</text:span></text:p>
      <text:p text:style-name="Standard"><text:span text:style-name="T3"><text:tab/></text:span><text:span text:style-name="T2">Specifies what network interface you want to use (e.g. eth0, wlan).</text:span></text:p>
      <text:p text:style-name="P2"/>
      <text:p text:style-name="P22"><text:span text:style-name="T2">Example: If you only want dnsmasq to listen on eth0 then you can use: </text:span><text:span text:style-name="T12">--interface=eth0</text:span></text:p>
      <text:p text:style-name="P2"/>
      <text:p text:style-name="Standard"><text:span text:style-name="T15">-2, --no-dhcp-interface=&lt;interface name&gt;</text:span></text:p>
      <text:p text:style-name="Standard"><text:span text:style-name="T2">Do not provide DHCP or TFTP on the specified interface, but do provide DNS service</text:span></text:p>
      <text:p text:style-name="P2"/>
      <text:p text:style-name="Standard"><text:span text:style-name="T2"><text:tab/></text:span><text:span text:style-name="T13">&lt;interface name&gt;</text:span></text:p>
      <text:p text:style-name="Standard"><text:span text:style-name="T3"><text:tab/></text:span><text:span text:style-name="T2">Specifies what network interface you want to use (e.g. eth0, wlan).</text:span></text:p>
      <text:p text:style-name="P2"/>
      <text:p text:style-name="Standard"><text:soft-page-break/><text:span text:style-name="T2"><text:tab/>Example: You want to disable DHCP on your WLAN you can use:</text:span></text:p>
      <text:p text:style-name="Standard"><text:span text:style-name="T2"><text:tab/></text:span><text:span text:style-name="T12">--no-dhcp-interface=wlan0</text:span></text:p>
      <text:p text:style-name="P2"/>
      <text:p text:style-name="Standard"><text:span text:style-name="T15">-a, --listen-address=&lt;ipaddr&gt;</text:span></text:p>
      <text:p text:style-name="Standard"><text:span text:style-name="T2">Listen on the given IP address. </text:span></text:p>
      <text:p text:style-name="P2"/>
      <text:p text:style-name="Standard"><text:span text:style-name="T2"><text:tab/></text:span><text:span text:style-name="T13">&lt;ipaddr&gt;</text:span></text:p>
      <text:p text:style-name="Standard"><text:span text:style-name="T3"><text:tab/></text:span><text:span text:style-name="T2">Specifies the IP address you want dnsmasq to listen on.</text:span></text:p>
      <text:p text:style-name="P2"/>
      <text:p text:style-name="P22"><text:span text:style-name="T2">Example: You want dnsmasq to listen to your IP address and the loopback so you use: </text:span><text:span text:style-name="T12">–listen-address=127.0.0.1,192.168.56.10</text:span></text:p>
      <text:p text:style-name="P23"/>
      <text:p text:style-name="P22"><text:span text:style-name="T2">Both </text:span><text:span text:style-name="T12">--interface</text:span><text:span text:style-name="T2"> and </text:span><text:span text:style-name="T12">--listen-address</text:span><text:span text:style-name="T2"> options may be given. If both are given, the set of both interfaces and addresses is used. If no </text:span><text:span text:style-name="T12">--interface</text:span><text:span text:style-name="T2"> option is given, but </text:span><text:span text:style-name="T12">--listen-address</text:span><text:span text:style-name="T2"> is, dnsmasq will not automatically listen on the loopback interface. To achieve this, its IP address, 127.0.0.1, must be explicitly given as a </text:span><text:span text:style-name="T12">--listen-address</text:span><text:span text:style-name="T2"> option.</text:span></text:p>
      <text:p text:style-name="P2"/>
      <text:p text:style-name="Standard"><text:span text:style-name="T15">--clear-on-reload</text:span></text:p>
      <text:p text:style-name="Standard"><text:span text:style-name="T2">Whenever </text:span><text:span text:style-name="T12">/etc/resolv.conf</text:span><text:span text:style-name="T2"> is re-read, clear the DNS cache. This is useful when new nameservers may have different data than that held in cache.</text:span></text:p>
      <text:p text:style-name="P2"/>
      <text:p text:style-name="P22"><text:span text:style-name="T2">Example: You have new nameservers and want to prepare to restart the network.</text:span></text:p>
      <text:p text:style-name="P2"/>
      <text:p text:style-name="Standard"><text:span text:style-name="T15">-F,--dhcp-range=[network-id,&lt;start-addr&gt;,&lt;end-addr&gt;,&lt;default lease time&gt;]</text:span></text:p>
      <text:p text:style-name="Standard"><text:span text:style-name="T2">Enable the DHCP server. Addresses will be given out from the range </text:span><text:span text:style-name="T12">&lt;start-addr&gt;</text:span><text:span text:style-name="T2"> to </text:span><text:span text:style-name="T12">&lt;end-addr&gt;</text:span><text:span text:style-name="T2"> and from statically defined addresses given in dhcp-host options. If the lease time is given, then leases will be given for that length of time. </text:span></text:p>
      <text:p text:style-name="P2"/>
      <text:p text:style-name="P28"><text:bookmark text:name="_qgoj6xltqb1b"/><text:soft-page-break/><text:span text:style-name="T2"><text:tab/></text:span><text:span text:style-name="T13">network-id</text:span></text:p>
      <text:p text:style-name="P30"><text:bookmark text:name="_p8qzolmbrt54"/><text:span text:style-name="T2">Specifies which interface you want to hand out addresses to (e.g. eth0, wlan).</text:span></text:p>
      <text:p text:style-name="P31"><text:bookmark text:name="_je5ftvk8ws8x"/></text:p>
      <text:p text:style-name="P30"><text:bookmark text:name="_18s0cpvdzxmx"/><text:span text:style-name="T13">&lt;start-addr&gt;</text:span></text:p>
      <text:p text:style-name="P30"><text:bookmark text:name="_rtfov3a9yqdi"/><text:span text:style-name="T2">Specifies the beginning of the range of addresses you want to hand out.</text:span></text:p>
      <text:p text:style-name="P28"><text:bookmark text:name="_8ifnxi73v88d"/><text:span text:style-name="T2"><text:tab/></text:span></text:p>
      <text:p text:style-name="P30"><text:bookmark text:name="_ookwr9lzr758"/><text:span text:style-name="T13">&lt;end-addr&gt;</text:span></text:p>
      <text:p text:style-name="P28"><text:bookmark text:name="_5q8ud9na6ssl"/><text:span text:style-name="T3"><text:tab/></text:span><text:span text:style-name="T2">Specifies the end of the range of addresses you want to hand out.</text:span></text:p>
      <text:p text:style-name="P29"><text:bookmark text:name="_rjvqmq973wwr"/></text:p>
      <text:p text:style-name="P28"><text:bookmark text:name="_gmg5f4oeq6g0"/><text:span text:style-name="T2"><text:tab/></text:span><text:span text:style-name="T13">&lt;default lease time&gt;</text:span></text:p>
      <text:p text:style-name="P24"><text:bookmark text:name="_5q8ud9na6ssl1"/><text:span text:style-name="T2">Specifies the length of time assigned IP addresses will be valid for before needed to renew the lease. The lease time is in seconds, or minutes (eg 45m) or hours (eg 1h). </text:span></text:p>
      <text:p text:style-name="P25"><text:bookmark text:name="_79qq37ilkxsz"/><text:span text:style-name="T2">Example: You need to enable DHCP on your network so you use: </text:span><text:span text:style-name="T12">dhcp-range=eth0, 192.168.0.50,192.168.0.150,12h</text:span></text:p>
      <text:p text:style-name="P12"><text:bookmark text:name="_5rd0bzyigf76"/></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oogle Sans" fo:font-family="'Google Sans'"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15%"/>
      <style:text-properties fo:color="#434343" fo:font-size="12pt" style:font-size-asian="12pt" style:font-size-complex="12pt"/>
    </style:style>
    <style:style style:name="MP2" style:family="paragraph" style:parent-style-name="Standard">
      <style:paragraph-properties fo:line-height="115%"/>
    </style:style>
    <style:style style:name="MP3" style:family="paragraph">
      <loext:graphic-properties draw:fill="solid" draw:fill-color="#a0a0a0"/>
      <style:paragraph-properties fo:text-align="center"/>
    </style:style>
    <style:style style:name="MT1" style:family="text">
      <style:text-properties style:font-name="Google Sans" fo:font-size="36pt" style:font-name-asian="Google Sans1" style:font-size-asian="36pt" style:font-name-complex="Google Sans1" style:font-size-complex="36pt"/>
    </style:style>
    <style:style style:name="MT2" style:family="text">
      <style:text-properties fo:color="#4285f4" style:font-name="Google Sans" fo:font-size="20pt" style:font-name-asian="Google Sans1" style:font-size-asian="20pt" style:font-name-complex="Google Sans1" style:font-size-complex="2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Standard"/>
      </style:header>
      <style:footer>
        <text:p text:style-name="Footer"/>
      </style:footer>
    </style:master-page>
    <style:master-page style:name="First_20_Page" style:display-name="First Page" style:page-layout-name="Mpm2" style:next-style-name="Standard">
      <style:header>
        <text:p text:style-name="MP2"><text:span text:style-name="MT1">dnsmasq Reference Guide<text:line-break/></text:span><text:span text:style-name="MT2">Grow with Google: IT Support Certificate</text:span></text:p>
        <text:p text:style-name="MP2"><draw:rect text:anchor-type="as-char" style:rel-width="100%" draw:z-index="1" draw:style-name="Mgr1" draw:text-style-name="MP3" svg:width="0.0012in" svg:height="0.0213in"><text:p/></draw:rect></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98" meta:word-count="1007" meta:character-count="6247" meta:non-whitespace-character-count="5330"/>
    <meta:generator>LibreOfficeDev/6.0.5.2$Linux_X86_64 LibreOffice_project/</meta:generator>
  </office:meta>
</office:document-meta>
</file>